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0.299cm" table:align="left"/>
    </style:style>
    <style:style style:name="Tableau1.A" style:family="table-column">
      <style:table-column-properties style:column-width="5.727cm"/>
    </style:style>
    <style:style style:name="Tableau1.B" style:family="table-column">
      <style:table-column-properties style:column-width="4.572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8"/>
    <style:style style:name="P8" style:family="paragraph" style:parent-style-name="Text_20_body" style:list-style-name="L9"/>
    <style:style style:name="P9" style:family="paragraph" style:parent-style-name="Text_20_body" style:list-style-name="L10"/>
    <style:style style:name="P10" style:family="paragraph" style:parent-style-name="Text_20_body" style:list-style-name="L12"/>
    <style:style style:name="P11" style:family="paragraph" style:parent-style-name="Text_20_body" style:list-style-name="L13"/>
    <style:style style:name="P12" style:family="paragraph" style:parent-style-name="Text_20_body" style:list-style-name="L14"/>
    <style:style style:name="P13" style:family="paragraph" style:parent-style-name="Text_20_body" style:list-style-name="L15"/>
    <style:style style:name="P14" style:family="paragraph" style:parent-style-name="Text_20_body" style:list-style-name="L16"/>
    <style:style style:name="P15" style:family="paragraph" style:parent-style-name="Text_20_body" style:list-style-name="L17"/>
    <style:style style:name="P16" style:family="paragraph" style:parent-style-name="Text_20_body" style:list-style-name="L18"/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Preformatted_20_Text">
      <style:paragraph-properties style:writing-mode="lr-tb"/>
    </style:style>
    <style:style style:name="P20" style:family="paragraph" style:parent-style-name="Preformatted_20_Text">
      <style:paragraph-properties fo:margin-top="0cm" fo:margin-bottom="0.499cm" style:writing-mode="lr-tb"/>
    </style:style>
    <style:style style:name="P21" style:family="paragraph" style:parent-style-name="Preformatted_20_Text" style:list-style-name="L18">
      <style:paragraph-properties fo:margin-top="0cm" fo:margin-bottom="0.499cm" style:writing-mode="lr-tb"/>
    </style:style>
    <style:style style:name="P22" style:family="paragraph" style:parent-style-name="Quotations" style:list-style-name="L7"/>
    <style:style style:name="P23" style:family="paragraph" style:parent-style-name="Quotations" style:list-style-name="L11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arfait. Voici le <text:span text:style-name="Strong_20_Emphasis">TP2 — Limitation mémoire avec cgroups</text:span>, conçu comme un <text:span text:style-name="Strong_20_Emphasis">TP dirigé</text:span>, à dérouler <text:span text:style-name="Strong_20_Emphasis">pas à pas en formation</text:span>, avec :</text:p>
      <text:list xml:id="list1031160380032149641" text:style-name="L14">
        <text:list-item>
          <text:p text:style-name="P12">des <text:span text:style-name="Strong_20_Emphasis">commandes que tu exécutes en live</text:span></text:p>
        </text:list-item>
        <text:list-item>
          <text:p text:style-name="P12">des <text:span text:style-name="Strong_20_Emphasis">explications que tu donnes oralement</text:span></text:p>
        </text:list-item>
        <text:list-item>
          <text:p text:style-name="P12">une <text:span text:style-name="Strong_20_Emphasis">démonstration claire</text:span> de la limite mémoire appliquée à un conteneur simulé</text:p>
        </text:list-item>
      </text:list>
      <text:p text:style-name="Horizontal_20_Line"/>
      <text:h text:style-name="Heading_20_1" text:outline-level="1">? TP2 — Limitation mémoire avec cgroups et démonstration du OOM Killer</text:h>
      <text:p text:style-name="Horizontal_20_Line"/>
      <text:h text:style-name="Heading_20_2" text:outline-level="2">? Objectif pédagogique</text:h>
      <text:p text:style-name="Quotations">Faire la démonstration que le kernel Linux peut <text:span text:style-name="Strong_20_Emphasis">limiter la mémoire disponible</text:span> à un processus (ou un conteneur simulé), en utilisant un <text:span text:style-name="Strong_20_Emphasis">cgroup mémoire</text:span>.<text:line-break/>Quand la limite est atteinte, le kernel <text:span text:style-name="Strong_20_Emphasis">tue automatiquement le processus</text:span> avec le <text:span text:style-name="Strong_20_Emphasis">OOM Killer</text:span>.</text:p>
      <text:p text:style-name="Horizontal_20_Line"/>
      <text:h text:style-name="Heading_20_2" text:outline-level="2">? Scénario pédagogique</text:h>
      <text:p text:style-name="Text_20_body">Tu joues le rôle du formateur, tu expliques <text:span text:style-name="Strong_20_Emphasis">tout en exécutant</text:span>.<text:line-break/>Les stagiaires suivent en observant puis répliquent ensuite.</text:p>
      <text:p text:style-name="Horizontal_20_Line"/>
      <text:h text:style-name="Heading_20_2" text:outline-level="2">✅ Étapes du TP (mode démonstration dirigée)</text:h>
      <text:p text:style-name="Horizontal_20_Line"/>
      <text:h text:style-name="Heading_20_3" text:outline-level="3">? 1. (Verbal) "On va créer un cgroup avec une limite mémoire très faible"</text:h>
      <text:p text:style-name="P20"><text:span text:style-name="Source_20_Text">sudo cgcreate -g memory:/tpcontainer</text:span></text:p>
      <text:p text:style-name="Text_20_body">➡️ "Là je crée un nouveau groupe de contrôle dans la hiérarchie mémoire."</text:p>
      <text:p text:style-name="Horizontal_20_Line"/>
      <text:h text:style-name="Heading_20_3" text:outline-level="3">? 2. (Verbal) "Je vais maintenant définir une limite mémoire à 50 Mo"</text:h>
      <text:p text:style-name="P20"><text:span text:style-name="Source_20_Text">echo $((50*1024*1024)) | sudo tee /sys/fs/cgroup/memory/tpcontainer/memory.limit_in_bytes</text:span></text:p>
      <text:p text:style-name="Text_20_body">➡️ "Le process ne pourra pas consommer plus de 50 Mo de RAM."</text:p>
      <text:p text:style-name="Horizontal_20_Line"/>
      <text:h text:style-name="Heading_20_3" text:outline-level="3"><text:soft-page-break/>? 3. (Verbal) "Je vais maintenant lancer un conteneur simulé dans ce cgroup, isolé en PID"</text:h>
      <text:p text:style-name="P19"><text:span text:style-name="Source_20_Text">sudo cgexec -g memory:tpcontainer unshare --pid --mount --uts --ipc --net --user --map-root-user --fork bash -c '</text:span></text:p>
      <text:p text:style-name="P19"><text:span text:style-name="Source_20_Text"><text:s text:c="2"/>mount -t proc proc /proc</text:span></text:p>
      <text:p text:style-name="P19"><text:span text:style-name="Source_20_Text"><text:s text:c="2"/>hostname container-mem</text:span></text:p>
      <text:p text:style-name="P19"><text:span text:style-name="Source_20_Text"><text:s text:c="2"/>exec bash</text:span></text:p>
      <text:p text:style-name="P20"><text:span text:style-name="Source_20_Text">'</text:span></text:p>
      <text:p text:style-name="Text_20_body">? "Ce shell est maintenant isolé, dans un namespace PID, avec un nom d’hôte personnalisé et une limite mémoire de 50 Mo."</text:p>
      <text:p text:style-name="Horizontal_20_Line"/>
      <text:h text:style-name="Heading_20_3" text:outline-level="3">? 4. (Verbal) "Je vais utiliser <text:span text:style-name="Source_20_Text">stress</text:span> pour saturer la RAM disponible"</text:h>
      <text:p text:style-name="Quotations">Installe <text:span text:style-name="Source_20_Text">stress</text:span> (si nécessaire) :</text:p>
      <text:p text:style-name="P20"><text:span text:style-name="Source_20_Text">sudo apt install -y stress <text:s/>(sur l'hote)</text:span></text:p>
      <text:p text:style-name="Text_20_body">Puis dans le conteneur :</text:p>
      <text:p text:style-name="P20"><text:span text:style-name="Source_20_Text">stress --vm 1 --vm-bytes 80M –vm-keep (dans le conteneur)</text:span></text:p>
      <text:p text:style-name="Text_20_body">? "Cette commande demande 80 Mo de RAM via allocation mémoire... alors que la limite est à 50 Mo."</text:p>
      <text:p text:style-name="Horizontal_20_Line"/>
      <text:h text:style-name="Heading_20_3" text:outline-level="3">? Attendre et observer…</text:h>
      <text:p text:style-name="Quotations">Le processus est <text:span text:style-name="Strong_20_Emphasis">automatiquement tué par le OOM Killer</text:span>.</text:p>
      <text:p text:style-name="Horizontal_20_Line"/>
      <text:h text:style-name="Heading_20_3" text:outline-level="3">? 5. (Verbal) "Je vérifie que le processus a bien été tué à cause du dépassement mémoire"</text:h>
      <text:p text:style-name="Text_20_body">Dans le host :</text:p>
      <text:p text:style-name="P20"><text:span text:style-name="Source_20_Text">dmesg | grep -i 'killed process'</text:span></text:p>
      <text:p text:style-name="Text_20_body">✅ Tu verras une ligne comme :</text:p>
      <text:p text:style-name="P19"><text:span text:style-name="Source_20_Text">Out of memory: Kill process 1234 (stress) score 123 or sacrifice child</text:span></text:p>
      <text:p text:style-name="P20"><text:span text:style-name="Source_20_Text">Killed process 1234 (stress)</text:span></text:p>
      <text:p text:style-name="Horizontal_20_Line"/>
      <text:h text:style-name="Heading_20_2" text:outline-level="2">✅ Résultat observé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ction</text:p>
            </table:table-cell>
            <table:table-cell table:style-name="Tableau1.A1" office:value-type="string">
              <text:p text:style-name="Table_20_Heading">Résultat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ource_20_Text">stress</text:span> essaie d’allouer 80 Mo</text:p>
          </table:table-cell>
          <table:table-cell table:style-name="Tableau1.A1" office:value-type="string">
            <text:p text:style-name="Table_20_Contents">⚠️ dépasse la limite</text:p>
          </table:table-cell>
        </table:table-row>
        <table:table-row>
          <table:table-cell table:style-name="Tableau1.A1" office:value-type="string">
            <text:p text:style-name="Table_20_Contents">Le kernel détecte le dépassement</text:p>
          </table:table-cell>
          <table:table-cell table:style-name="Tableau1.A1" office:value-type="string">
            <text:p text:style-name="Table_20_Contents">✅ exécute le OOM Killer</text:p>
          </table:table-cell>
        </table:table-row>
        <text:soft-page-break/>
        <table:table-row>
          <table:table-cell table:style-name="Tableau1.A1" office:value-type="string">
            <text:p text:style-name="Table_20_Contents">Le process <text:span text:style-name="Source_20_Text">stress</text:span> est tué</text:p>
          </table:table-cell>
          <table:table-cell table:style-name="Tableau1.A1" office:value-type="string">
            <text:p text:style-name="Table_20_Contents">? démonstration réussie</text:p>
          </table:table-cell>
        </table:table-row>
      </table:table>
      <text:p text:style-name="Horizontal_20_Line"/>
      <text:h text:style-name="Heading_20_2" text:outline-level="2">? Explication orale possible</text:h>
      <text:p text:style-name="Quotations">« Ce qu'on vient de voir, c’est que Linux peut très finement contrôler la consommation mémoire d’un process — ou d’un conteneur.<text:line-break/>Dès que la limite est dépassée, <text:span text:style-name="Strong_20_Emphasis">le kernel intervient sans appel</text:span>, ce qui est exactement ce que font Docker ou Kubernetes derrière. »</text:p>
      <text:p text:style-name="Horizontal_20_Line"/>
      <text:p text:style-name="Text_20_body">Souhaites-tu que je te rédige <text:span text:style-name="Strong_20_Emphasis">TP3 : Limite de nombre de processus avec cgroup pids</text:span> sur le même modèle dirigé ?</text:p>
      <text:h text:style-name="Heading_20_5" text:outline-level="5">Vous avez dit :</text:h>
      <text:p text:style-name="Text_20_body">maintenant pour l'isolation des ressources</text:p>
      <text:h text:style-name="Heading_20_6" text:outline-level="6">Kubernetes Formateur Assistant a dit :</text:h>
      <text:p text:style-name="Text_20_body">Parfait, allons maintenant sur le <text:span text:style-name="Strong_20_Emphasis">TP3 — Isolation des ressources</text:span>.<text:line-break/>Tu veux démontrer de manière <text:span text:style-name="Strong_20_Emphasis">dirigée</text:span> que les <text:span text:style-name="Strong_20_Emphasis">namespaces Linux</text:span> permettent une véritable <text:span text:style-name="Strong_20_Emphasis">isolation des ressources</text:span>, même sans conteneur Docker.</text:p>
      <text:p text:style-name="Horizontal_20_Line"/>
      <text:h text:style-name="Heading_20_1" text:outline-level="1">? TP3 — Isolation des ressources avec namespaces</text:h>
      <text:p text:style-name="Horizontal_20_Line"/>
      <text:h text:style-name="Heading_20_2" text:outline-level="2">? Objectif pédagogique</text:h>
      <text:p text:style-name="Quotations">Montrer que grâce aux namespaces, un processus peut :</text:p>
      <text:list xml:id="list1635844397937265168" text:style-name="L15">
        <text:list-item>
          <text:p text:style-name="P13">voir <text:span text:style-name="Strong_20_Emphasis">seulement ses propres processus</text:span> (PID namespace)</text:p>
        </text:list-item>
        <text:list-item>
          <text:p text:style-name="P13">avoir un <text:span text:style-name="Strong_20_Emphasis">hostname séparé</text:span></text:p>
        </text:list-item>
        <text:list-item>
          <text:p text:style-name="P13">avoir un <text:span text:style-name="Strong_20_Emphasis">filesystem séparé</text:span> (chroot/mount)</text:p>
        </text:list-item>
        <text:list-item>
          <text:p text:style-name="P13">être <text:span text:style-name="Strong_20_Emphasis">isolé réseau</text:span> (pas d’accès à l’interface réelle)</text:p>
        </text:list-item>
        <text:list-item>
          <text:p text:style-name="P13">être <text:span text:style-name="Strong_20_Emphasis">root sans privilèges</text:span> (user namespace)</text:p>
        </text:list-item>
      </text:list>
      <text:p text:style-name="Horizontal_20_Line"/>
      <text:h text:style-name="Heading_20_2" text:outline-level="2">? Préparation</text:h>
      <text:p text:style-name="Quotations">On utilisera <text:span text:style-name="Source_20_Text">unshare</text:span> avec les options :</text:p>
      <text:list xml:id="list5866484648569322610" text:style-name="L16">
        <text:list-item>
          <text:p text:style-name="P14"><text:soft-page-break/><text:span text:style-name="Source_20_Text">--pid</text:span> pour isoler les processus</text:p>
        </text:list-item>
        <text:list-item>
          <text:p text:style-name="P14"><text:span text:style-name="Source_20_Text">--uts</text:span> pour isoler le hostname</text:p>
        </text:list-item>
        <text:list-item>
          <text:p text:style-name="P14"><text:span text:style-name="Source_20_Text">--mount</text:span> pour créer un nouveau <text:span text:style-name="Source_20_Text">/proc</text:span></text:p>
        </text:list-item>
        <text:list-item>
          <text:p text:style-name="P14"><text:span text:style-name="Source_20_Text">--net</text:span> pour isoler les interfaces réseau</text:p>
        </text:list-item>
        <text:list-item>
          <text:p text:style-name="P14"><text:span text:style-name="Source_20_Text">--user --map-root-user</text:span> pour simuler root</text:p>
        </text:list-item>
      </text:list>
      <text:p text:style-name="Horizontal_20_Line"/>
      <text:h text:style-name="Heading_20_2" text:outline-level="2">✅ Étapes à exécuter en tant que formateur</text:h>
      <text:p text:style-name="Horizontal_20_Line"/>
      <text:h text:style-name="Heading_20_3" text:outline-level="3">? 1. (Verbal) "Je vais lancer un environnement complètement isolé avec <text:span text:style-name="Source_20_Text">unshare</text:span>"</text:h>
      <text:p text:style-name="P20"><text:span text:style-name="Source_20_Text">sudo unshare --pid --mount --uts --ipc --net --user --map-root-user --fork bash</text:span></text:p>
      <text:p text:style-name="Text_20_body">➡️ "On est dans un environnement totalement isolé, mais qui n'a pas encore monté son <text:span text:style-name="Source_20_Text">/proc</text:span>"</text:p>
      <text:p text:style-name="Horizontal_20_Line"/>
      <text:h text:style-name="Heading_20_3" text:outline-level="3">? 2. (Verbal) "Je monte un <text:span text:style-name="Source_20_Text">/proc</text:span> local pour voir uniquement les processus internes"</text:h>
      <text:p text:style-name="P20"><text:span text:style-name="Source_20_Text">mount -t proc proc /proc</text:span></text:p>
      <text:p text:style-name="Horizontal_20_Line"/>
      <text:h text:style-name="Heading_20_3" text:outline-level="3">? 3. Vérifications une à une</text:h>
      <text:h text:style-name="Heading_20_4" text:outline-level="4">? Isolation des processus</text:h>
      <text:p text:style-name="P20"><text:span text:style-name="Source_20_Text">ps aux</text:span></text:p>
      <text:p text:style-name="Text_20_body">✅ Tu ne vois <text:span text:style-name="Strong_20_Emphasis">qu’un seul processus : le shell</text:span><text:line-break/>? "C’est parce qu’on est dans un namespace PID isolé."</text:p>
      <text:p text:style-name="Horizontal_20_Line"/>
      <text:h text:style-name="Heading_20_4" text:outline-level="4">? Isolation du hostname</text:h>
      <text:p text:style-name="P19"><text:span text:style-name="Source_20_Text">hostname</text:span></text:p>
      <text:p text:style-name="P19"><text:span text:style-name="Source_20_Text">hostname container-net</text:span></text:p>
      <text:p text:style-name="P20"><text:span text:style-name="Source_20_Text">hostname</text:span></text:p>
      <text:p text:style-name="Text_20_body">✅ Tu changes le hostname <text:span text:style-name="Strong_20_Emphasis">sans impacter le host</text:span><text:line-break/>? "Le namespace UTS permet un nom d’hôte privé."</text:p>
      <text:p text:style-name="Horizontal_20_Line"/>
      <text:h text:style-name="Heading_20_4" text:outline-level="4"><text:soft-page-break/>? Isolation utilisateur</text:h>
      <text:p text:style-name="P20"><text:span text:style-name="Source_20_Text">id</text:span></text:p>
      <text:p text:style-name="Text_20_body">✅ <text:span text:style-name="Source_20_Text">uid=0(root)</text:span><text:line-break/>? "Tu es root ici, mais sans aucun privilège réel. C’est le user namespace."</text:p>
      <text:p text:style-name="Horizontal_20_Line"/>
      <text:h text:style-name="Heading_20_4" text:outline-level="4">? Isolation réseau</text:h>
      <text:p text:style-name="P20"><text:span text:style-name="Source_20_Text">ip a</text:span></text:p>
      <text:p text:style-name="Text_20_body">✅ Tu ne vois que <text:span text:style-name="Source_20_Text">lo</text:span> (loopback), pas l’interface réseau du host<text:line-break/>? "Le network namespace donne un espace réseau privé."</text:p>
      <text:p text:style-name="Horizontal_20_Line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Lucida Sans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SimSun" style:font-size-asian="7pt" style:font-weight-asian="bold" style:font-name-complex="Lucida Sans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ustapha younsi</meta:initial-creator>
    <meta:creation-date>2025-10-03T09:00:05.82</meta:creation-date>
    <dc:date>2025-10-03T11:01:49.06</dc:date>
    <dc:creator>mustapha younsi</dc:creator>
    <meta:editing-duration>PT13M26S</meta:editing-duration>
    <meta:editing-cycles>1</meta:editing-cycles>
    <meta:generator>OpenOffice/4.1.14$Win32 OpenOffice.org_project/4114m1$Build-9811</meta:generator>
    <meta:document-statistic meta:table-count="1" meta:image-count="0" meta:object-count="0" meta:page-count="5" meta:paragraph-count="89" meta:word-count="818" meta:character-count="4670"/>
  </office:meta>
</office:document-meta>
</file>